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111111" style:font-name="Arial"/>
    </style:style>
    <style:style style:name="P3" style:family="paragraph" style:parent-style-name="Text_20_body">
      <style:paragraph-properties fo:margin-top="0cm" fo:margin-bottom="0cm" loext:contextual-spacing="false"/>
      <style:text-properties fo:color="#111111" style:font-name="Arial" fo:font-weight="bold" style:font-weight-asian="bold"/>
    </style:style>
    <style:style style:name="P4" style:family="paragraph" style:parent-style-name="Text_20_body">
      <style:paragraph-properties fo:margin-top="0cm" fo:margin-bottom="0cm" loext:contextual-spacing="false"/>
      <style:text-properties fo:color="#111111" style:font-name="Arial" fo:font-weight="bold" officeooo:paragraph-rsid="0004c03d" style:font-weight-asian="bold"/>
    </style:style>
    <style:style style:name="P5" style:family="paragraph" style:parent-style-name="Text_20_body">
      <style:paragraph-properties fo:margin-top="0cm" fo:margin-bottom="0cm" loext:contextual-spacing="false"/>
      <style:text-properties fo:color="#111111" style:font-name="Arial" officeooo:paragraph-rsid="0004c03d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color="#111111" style:font-name="Arial" officeooo:paragraph-rsid="0004c03d" fo:background-color="#fafafa"/>
    </style:style>
    <style:style style:name="P7" style:family="paragraph" style:parent-style-name="Text_20_body">
      <style:paragraph-properties fo:margin-top="0cm" fo:margin-bottom="0cm" loext:contextual-spacing="false"/>
      <style:text-properties fo:color="#111111" style:font-name="Arial" officeooo:rsid="0004c03d" officeooo:paragraph-rsid="0004c03d"/>
    </style:style>
    <style:style style:name="P8" style:family="paragraph" style:parent-style-name="Text_20_body">
      <style:paragraph-properties fo:margin-top="0cm" fo:margin-bottom="0cm" loext:contextual-spacing="false" fo:line-height="135%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  <style:text-properties fo:color="#111111" style:font-name="Ari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  <style:text-properties fo:color="#111111" style:font-name="Arial" officeooo:paragraph-rsid="0004c03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111111" style:font-name="Arial" officeooo:rsid="00033144"/>
    </style:style>
    <style:style style:name="P13" style:family="paragraph" style:parent-style-name="Text_20_body" style:master-page-name="MP0">
      <loext:graphic-properties draw:fill="solid" draw:fill-color="#fafafa" draw:opacity="100%"/>
      <style:paragraph-properties fo:orphans="2" fo:widows="2" style:page-number="auto" fo:break-before="page" fo:background-color="#fafafa" style:text-autospace="ideograph-alpha" style:punctuation-wrap="hanging" style:vertical-align="auto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color="#111111" style:font-name="Arial" officeooo:paragraph-rsid="0006b029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color="#111111" style:font-name="Arial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color="#111111" style:font-name="Arial" officeooo:paragraph-rsid="0007a0e8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fo:color="#111111" style:font-name="Arial" officeooo:paragraph-rsid="0006b029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fo:color="#111111" style:font-name="Arial" officeooo:rsid="0006b029" officeooo:paragraph-rsid="0006b029"/>
    </style:style>
    <style:style style:name="P19" style:family="paragraph" style:parent-style-name="Text_20_body">
      <style:paragraph-properties fo:margin-top="0cm" fo:margin-bottom="0cm" loext:contextual-spacing="false"/>
      <style:text-properties fo:color="#111111" style:font-name="Arial" officeooo:rsid="0004c03d" officeooo:paragraph-rsid="0004c03d"/>
    </style:style>
    <style:style style:name="T1" style:family="text">
      <style:text-properties fo:color="#111111" style:font-name="Arial"/>
    </style:style>
    <style:style style:name="T2" style:family="text">
      <style:text-properties fo:color="#111111" style:font-name="Arial" fo:font-size="16pt" fo:letter-spacing="-0.005cm" fo:font-weight="bold" style:letter-kerning="false" style:font-size-asian="16pt" style:font-weight-asian="bold"/>
    </style:style>
    <style:style style:name="T3" style:family="text">
      <style:text-properties fo:color="#111111" style:font-name="Arial" fo:font-weight="bold" style:font-weight-asian="bold"/>
    </style:style>
    <style:style style:name="T4" style:family="text">
      <style:text-properties fo:color="#111111" style:font-name="Arial" fo:font-weight="bold" officeooo:rsid="000271f5" style:font-weight-asian="bold"/>
    </style:style>
    <style:style style:name="T5" style:family="text">
      <style:text-properties fo:color="#111111" style:font-name="Arial" officeooo:rsid="000271f5"/>
    </style:style>
    <style:style style:name="T6" style:family="text">
      <style:text-properties fo:color="#111111" style:font-name="Arial" officeooo:rsid="00033144"/>
    </style:style>
    <style:style style:name="T7" style:family="text">
      <style:text-properties fo:color="#111111" style:font-name="Arial" officeooo:rsid="0002b9a4"/>
    </style:style>
    <style:style style:name="T8" style:family="text">
      <style:text-properties fo:color="#111111" style:font-name="Arial" officeooo:rsid="000e7860"/>
    </style:style>
    <style:style style:name="T9" style:family="text">
      <style:text-properties fo:color="#111111" style:font-name="Arial" officeooo:rsid="0010ba92"/>
    </style:style>
    <style:style style:name="T10" style:family="text">
      <style:text-properties fo:color="#111111" style:font-name="Arial" fo:font-size="8pt" fo:background-color="#fafafa" loext:char-shading-value="0" style:font-size-asian="8pt" style:font-size-complex="8pt"/>
    </style:style>
    <style:style style:name="T11" style:family="text">
      <style:text-properties fo:color="#111111" style:font-name="Arial" fo:font-size="8pt" officeooo:rsid="0007a0e8" fo:background-color="#fafafa" loext:char-shading-value="0" style:font-size-asian="8pt" style:font-size-complex="8pt"/>
    </style:style>
    <style:style style:name="T12" style:family="text">
      <style:text-properties fo:color="#111111" style:font-name="Arial" officeooo:rsid="0014023f"/>
    </style:style>
    <style:style style:name="T13" style:family="text">
      <style:text-properties fo:color="#111111" fo:font-size="8pt" fo:background-color="#fafafa" loext:char-shading-value="0" style:font-size-asian="8pt" style:font-size-complex="8pt"/>
    </style:style>
    <style:style style:name="T14" style:family="text">
      <style:text-properties fo:color="#111111" fo:font-size="8pt" officeooo:rsid="00096d35" fo:background-color="#fafafa" loext:char-shading-value="0" style:font-size-asian="8pt" style:font-size-complex="8pt"/>
    </style:style>
    <style:style style:name="T15" style:family="text">
      <style:text-properties fo:color="#1155cc" style:text-underline-style="solid" style:text-underline-width="auto" style:text-underline-color="font-color" officeooo:rsid="0007a0e8" style:text-underline-mode="continuous" style:text-overline-mode="continuous" style:text-line-through-mode="continuous"/>
    </style:style>
    <style:style style:name="T16" style:family="text">
      <style:text-properties fo:color="#1155cc" style:text-underline-style="solid" style:text-underline-width="auto" style:text-underline-color="font-color" officeooo:rsid="0004c03d" style:text-underline-mode="continuous" style:text-overline-mode="continuous" style:text-line-through-mode="continuous"/>
    </style:style>
    <style:style style:name="T17" style:family="text">
      <style:text-properties officeooo:rsid="000271f5"/>
    </style:style>
    <style:style style:name="T18" style:family="text">
      <style:text-properties officeooo:rsid="0002b9a4"/>
    </style:style>
    <style:style style:name="T19" style:family="text">
      <style:text-properties officeooo:rsid="00033144"/>
    </style:style>
    <style:style style:name="T20" style:family="text">
      <style:text-properties officeooo:rsid="0004c03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04c03d" style:font-weight-asian="bold"/>
    </style:style>
    <style:style style:name="T23" style:family="text">
      <style:text-properties fo:font-weight="bold" officeooo:rsid="00099741" style:font-weight-asian="bold"/>
    </style:style>
    <style:style style:name="T24" style:family="text">
      <style:text-properties officeooo:rsid="0006b029"/>
    </style:style>
    <style:style style:name="T25" style:family="text">
      <style:text-properties officeooo:rsid="0007a0e8"/>
    </style:style>
    <style:style style:name="T26" style:family="text">
      <style:text-properties officeooo:rsid="00096d35"/>
    </style:style>
    <style:style style:name="T27" style:family="text">
      <style:text-properties officeooo:rsid="00099741"/>
    </style:style>
    <style:style style:name="T28" style:family="text">
      <style:text-properties officeooo:rsid="000e7860"/>
    </style:style>
    <style:style style:name="T29" style:family="text">
      <style:text-properties officeooo:rsid="000f1c1f"/>
    </style:style>
    <style:style style:name="T30" style:family="text">
      <style:text-properties officeooo:rsid="00133b6a"/>
    </style:style>
    <style:style style:name="T31" style:family="text">
      <style:text-properties officeooo:rsid="0014023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51f13e1c-7fff-f449-16"/><text:span text:style-name="Default_20_Paragraph_20_Font"><text:span text:style-name="T2">Predicting Peak Electrical Power Demand in Ontario</text:span></text:span></text:p>
      <text:p text:style-name="P3">1. <text:span text:style-name="T20">Business Problem</text:span></text:p>
      <text:p text:style-name="P10"><text:span text:style-name="T28">July afternoons in Ontario can be steaming hot. The malls are busy, factories are producing, and everyone’s air conditioning is running at full-bore. Electrical power demand is at a peak.</text:span> </text:p>
      <text:p text:style-name="P10"><text:span text:style-name="T28">Peak demand is important.</text:span> <text:span text:style-name="T28">E</text:span>lectrical power suppliers must build their system capacity to match the peak. <text:span text:style-name="T28">Consider the consequences i</text:span>f their <text:span text:style-name="T18">capacity was </text:span>sized to match <text:span text:style-name="T18">only </text:span>90% of peak demand. They would be able to supply everyone for most of the year. But, during peak periods 10% of their customers would be blacked out. Thus, peak demand, not <text:span text:style-name="T17">typical </text:span>demand, drives infrastructure investment. <text:span text:style-name="T17">As </text:span>peak demand goes up more power stations <text:span text:style-name="T31">get built</text:span>. Alternatively, if peak demand is reduced, infrastructure cost is reduced. Hence, many regions run incentive schemes to lower peak demand.</text:p>
      <text:p text:style-name="P9"><text:span text:style-name="T1">In Ontario, the Independent Electricity </text:span><text:span text:style-name="T9">System </text:span><text:span text:style-name="T1">Operator (IESO) run a 5 coincident peak (5CP) scheme targeted at large power users. </text:span><text:span text:style-name="T6">It works like this - They </text:span><text:span text:style-name="T1">look at Ontario power demand over the previous year from May to April. They identify the 5 peak </text:span><text:span text:style-name="T7">total </text:span><text:span text:style-name="T1">demand periods, </text:span><text:span text:style-name="T7">and </text:span><text:span text:style-name="T8">then </text:span><text:span text:style-name="T7">look at </text:span><text:span text:style-name="T1">each user’s demand during those </text:span><text:span text:style-name="T9">same </text:span><text:span text:style-name="T1">5 periods - </text:span><text:span text:style-name="T6">the </text:span><text:span text:style-name="T1">“coincident peaks”. They </text:span><text:span text:style-name="T6">calculate </text:span><text:span text:style-name="T1">the fraction of total peak demand </text:span><text:span text:style-name="T6">attributable to </text:span><text:span text:style-name="T1">each user, </text:span><text:span text:style-name="T6">and </text:span><text:span text:style-name="T1">multipl</text:span><text:span text:style-name="T6">y</text:span><text:span text:style-name="T1"> this by about C$12 billion to </text:span><text:span text:style-name="T8">calculate</text:span><text:span text:style-name="T1"> </text:span><text:span text:style-name="T6">each</text:span><text:span text:style-name="T1"> user’s Global Adjustment Charge (GAC). </text:span><text:span text:style-name="T5">GAC is added to </text:span><text:span text:style-name="T1">every large user’s bill as a separate line item, spread over the </text:span><text:span text:style-name="T5">following year</text:span><text:span text:style-name="T1">. </text:span><text:span text:style-name="T6">GAC is a big </text:span><text:span text:style-name="T8">expense. </text:span><text:span text:style-name="T12">However, it can be eliminated</text:span><text:span text:style-name="T6">.</text:span></text:p>
      <text:p text:style-name="P12"/>
      <text:p text:style-name="P3">2. <text:span text:style-name="T20">Business Solution</text:span></text:p>
      <text:p text:style-name="P10">Consider a large electrical user, say a Glass <text:span text:style-name="T17">F</text:span>actory. Their annual electricity cost <text:span text:style-name="T18">could be </text:span>north of C$6,000,000, <text:span text:style-name="T19">with</text:span> GAC <text:span text:style-name="T31">accounting for about </text:span>60% of this. If they <text:span text:style-name="T31">accurately </text:span>predicted the 5 peak Ontario power demand periods, and <text:span text:style-name="T19">consequently </text:span>stopped production <text:span text:style-name="T31">during those periods</text:span>, they would save <text:span text:style-name="T31">over </text:span>C$3,<text:span text:style-name="T31">0</text:span>00,000 per year. <text:span text:style-name="T28">This sounds good, but is it practical?</text:span></text:p>
      <text:p text:style-name="P10"><text:span text:style-name="T17">Lost production costs big $. W</text:span>orse, it is difficult to <text:span text:style-name="T29">accurately </text:span>p<text:span text:style-name="T29">inpoint</text:span> the peak demand periods. <text:span text:style-name="T29">The future is uncertain. N</text:span>o-one can <text:span text:style-name="T26">repeatedly </text:span>predict <text:span text:style-name="T26">conclusively, and without exception, </text:span>whether next week will be hotter than this week. <text:span text:style-name="T30">In other words, there is uncertainty around peak power predictions. This </text:span>means <text:s/>20, 30, or <text:span text:style-name="T27">even 5</text:span>0 production stoppages may be needed to guarantee catching all 5 peaks. <text:span text:style-name="T20">20 production stoppages may still result in a net financial benefit, whereas 50 may cause a net loss.</text:span></text:p>
      <text:p text:style-name="P10"/>
      <text:p text:style-name="P3">3. <text:span text:style-name="T20">Project Objective</text:span></text:p>
      <text:p text:style-name="P1"><text:span text:style-name="Default_20_Paragraph_20_Font"><text:span text:style-name="T1"><text:tab/>Over a year, we want to make a number of predictions as </text:span></text:span><text:span text:style-name="Default_20_Paragraph_20_Font"><text:span text:style-name="T5">to </text:span></text:span><text:span text:style-name="Default_20_Paragraph_20_Font"><text:span text:style-name="T1">whether the next day will be one of Ontario’s 5 annual peak power demand days. </text:span></text:span><text:span text:style-name="Default_20_Paragraph_20_Font"><text:span text:style-name="T3">We want to </text:span></text:span><text:span text:style-name="Default_20_Paragraph_20_Font"><text:span text:style-name="T4">correctly </text:span></text:span><text:span text:style-name="Default_20_Paragraph_20_Font"><text:span text:style-name="T3">predict all 5 peaks, while minimizing the number of incorrect predictions.</text:span></text:span></text:p>
      <text:p text:style-name="P3"/>
      <text:p text:style-name="P3"/>
      <text:p text:style-name="P3"/>
      <text:p text:style-name="P2"><text:soft-page-break/><text:span text:style-name="T21">4. </text:span><text:span text:style-name="T23">Four </text:span><text:span text:style-name="T21">Drivers of Power Demand</text:span></text:p>
      <text:p text:style-name="P10">1) Day of the Week</text:p>
      <text:p text:style-name="P10">2) Statutory Holidays</text:p>
      <text:p text:style-name="P10">3) Time of Day</text:p>
      <text:p text:style-name="P10">4) Weather Conditions</text:p>
      <text:p text:style-name="P10"/>
      <text:p text:style-name="P3">5. Driver<text:span text:style-name="T27">s</text:span> of Peak Power Demand</text:p>
      <text:p text:style-name="P10">The impact of the 4 factors above, relative to their impact on every other day of the year</text:p>
      <text:p text:style-name="P10"/>
      <text:p text:style-name="P3">6. Data Sources</text:p>
      <text:p text:style-name="P3"><text:tab/>Dependent Variable</text:p>
      <text:list xml:id="list3010611327351684708" text:style-name="L1">
        <text:list-item>
          <text:p text:style-name="P14"><text:span text:style-name="T24">Historical </text:span>Ontario Power Demand <text:span text:style-name="T24">Data</text:span> – Available as csv files for each year from 2002 to 2019 from the IESO website - Power demand <text:s/>in megawatts for each hour of each day – <text:span text:style-name="T24">17 years, and about 6,000 days. </text:span><text:a xlink:type="simple" xlink:href="http://www.ieso.ca/Power-Data/Data-Directory" office:target-frame-name="_top" xlink:show="replace" text:style-name="Internet_20_link" text:visited-style-name="Visited_20_Internet_20_Link"><text:span text:style-name="Default_20_Paragraph_20_Font">http://www.ieso.ca/Power-Data/Data-Directo</text:span></text:a><text:a xlink:type="simple" xlink:href="http://www.ieso.ca/Power-Data/Data-Directory" office:target-frame-name="_top" xlink:show="replace" text:style-name="Internet_20_link" text:visited-style-name="Visited_20_Internet_20_Link"><text:span text:style-name="Default_20_Paragraph_20_Font">ry</text:span></text:a></text:p>
        </text:list-item>
      </text:list>
      <text:p text:style-name="P3"><text:tab/>Features</text:p>
      <text:list xml:id="list3671075908854875996" text:style-name="L2">
        <text:list-item>
          <text:p text:style-name="P16"><text:span text:style-name="T25">Historical </text:span>IESO 18 month <text:span text:style-name="T24">demand </text:span>forecast<text:span text:style-name="T24">s</text:span> <text:s/>- <text:span text:style-name="T24">Available as csv files for each year from the IESO website - </text:span>Forecast power demand by week in <text:span text:style-name="T24">megawatts. </text:span><text:span text:style-name="Default_20_Paragraph_20_Font"><text:span text:style-name="T15">http://www.ieso.ca/document-library/search-results?c=2E50633E-2B6B-4B7E-89B9-9F775BA87CBC</text:span></text:span></text:p>
        </text:list-item>
        <text:list-item>
          <text:p text:style-name="P15">Day of the week – calculable from dates <text:span text:style-name="T25">using datetime module</text:span></text:p>
        </text:list-item>
        <text:list-item>
          <text:p text:style-name="P17"><text:span text:style-name="T25">Historical </text:span>Ontario Statutory Holidays – available <text:span text:style-name="T24">the package “python holidays” at </text:span><text:a xlink:type="simple" xlink:href="https://github.com/dr-prodigy/python-holidays" text:style-name="Internet_20_link" text:visited-style-name="Visited_20_Internet_20_Link"><text:span text:style-name="T24">https://github.com/dr-prodigy/python-holidays</text:span></text:a><text:span text:style-name="T24"> </text:span></text:p>
        </text:list-item>
        <text:list-item>
          <text:p text:style-name="P18">Time of Day – Available in historical demand files</text:p>
        </text:list-item>
        <text:list-item>
          <text:p text:style-name="P16"><text:span text:style-name="T25">Historical w</text:span>eather conditions – Available as csv files for each hour of each day, going back decades, from <text:span text:style-name="T24">the Canadian Ministry of Environment. </text:span>Includes <text:span text:style-name="T24">multiple observations such as </text:span>temperature, sky conditions et<text:span text:style-name="T20">c. </text:span><text:a xlink:type="simple" xlink:href="http://climate.weather.gc.ca/historical_data/search_historic_data_e.html" office:target-frame-name="_top" xlink:show="replace" text:style-name="Internet_20_link" text:visited-style-name="Visited_20_Internet_20_Link"><text:span text:style-name="Default_20_Paragraph_20_Font"><text:span text:style-name="T16">http://climate.weather.gc.ca/historical_data/search_historic_data_e.html</text:span></text:span></text:a></text:p>
        </text:list-item>
      </text:list>
      <text:p text:style-name="P10"/>
      <text:p text:style-name="P4"><text:span text:style-name="T20">7</text:span>. <text:span text:style-name="T20">How I will solve this problem</text:span></text:p>
      <text:p text:style-name="P6"><text:span text:style-name="T20">7.1</text:span> Download the data</text:p>
      <text:p text:style-name="P6"><text:span text:style-name="T20">7.2</text:span> Compile a full data set by merging the raw datasets together <text:span text:style-name="T31">and cleaning</text:span></text:p>
      <text:p text:style-name="P6"><text:span text:style-name="T20">7.3</text:span> Define <text:span text:style-name="T25">a metric for model assessment, so </text:span>model performance can be compared</text:p>
      <text:p text:style-name="P6"><text:span text:style-name="T20">7.4</text:span> Perform Exploratory Data Analysis to identify pertinent features.</text:p>
      <text:p text:style-name="P6"><text:span text:style-name="T20">7.5</text:span> Build some models <text:span text:style-name="T25">based on the EDA</text:span></text:p>
      <text:p text:style-name="P6"><text:span text:style-name="T20">7.6</text:span> Tweak the models and assess how they perform</text:p>
      <text:p text:style-name="P6"><text:span text:style-name="T20">7.7 </text:span><text:s/>Capture the results</text:p>
      <text:p text:style-name="P11"/>
      <text:p text:style-name="P5"><text:span text:style-name="T22">8</text:span><text:span text:style-name="T21">. </text:span><text:span text:style-name="T22">Deliverables</text:span></text:p>
      <text:p text:style-name="P7">Code</text:p>
      <text:p text:style-name="P7">Paper</text:p>
      <text:p text:style-name="P7">Slide Deck</text:p>
      <text:p text:style-name="P7"/>
      <text:p text:style-name="P8"><text:span text:style-name="Default_20_Paragraph_20_Font"><text:span text:style-name="T10">Capstone Project 1 Proposal Draft v</text:span></text:span><text:span text:style-name="Default_20_Paragraph_20_Font"><text:span text:style-name="T11">3<text:tab/><text:tab/><text:tab/><text:tab/><text:tab/><text:tab/></text:span></text:span><text:span text:style-name="Default_20_Paragraph_20_Font"><text:span text:style-name="T10">David MacGillivray</text:span></text:span><text:span text:style-name="Default_20_Paragraph_20_Font"><text:span text:style-name="T13">    </text:span></text:span><text:span text:style-name="Default_20_Paragraph_20_Font"><text:span text:style-name="T14">6</text:span></text:span><text:span text:style-name="Default_20_Paragraph_20_Font"><text:span text:style-name="T10"> June 20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qualifier" style:family="text" style:parent-style-name="Default_20_Paragraph_20_Font"/>
    <style:style style:name="complexword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 MacGillivray</meta:initial-creator>
    <meta:creation-date>2019-06-07T11:06:00Z</meta:creation-date>
    <dc:date>2019-06-09T20:17:02.908711756</dc:date>
    <meta:print-date>2019-06-07T22:52:09.121185477</meta:print-date>
    <meta:editing-cycles>24</meta:editing-cycles>
    <meta:editing-duration>PT57M5S</meta:editing-duration>
    <meta:document-statistic meta:table-count="0" meta:image-count="0" meta:object-count="0" meta:page-count="2" meta:paragraph-count="39" meta:word-count="710" meta:character-count="4478" meta:non-whitespace-character-count="3790"/>
    <meta:template xlink:type="simple" xlink:actuate="onRequest" xlink:title="" xlink:href="../Project-1-Proposal-MacGillivray_v2.odt/Normal"/>
  </office:meta>
</office:document-meta>
</file>